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2pt" fo:font-weight="normal" officeooo:paragraph-rsid="00126194"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font-weight="normal" officeooo:paragraph-rsid="00126194"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fo:font-weight="normal" officeooo:paragraph-rsid="001bbaf8" style:font-size-asian="10.5pt" style:font-weight-asian="normal" style:font-size-complex="12pt" style:font-weight-complex="normal"/>
    </style:style>
    <style:style style:name="P5" style:family="paragraph" style:parent-style-name="Standard" style:list-style-name="L1">
      <style:paragraph-properties fo:text-align="start" style:justify-single-word="false"/>
      <style:text-properties fo:font-size="12pt" fo:font-weight="normal" officeooo:paragraph-rsid="001bc1b9" style:font-size-asian="10.5pt" style:font-weight-asian="normal" style:font-size-complex="12pt" style:font-weight-complex="normal"/>
    </style:style>
    <style:style style:name="P6" style:family="paragraph" style:parent-style-name="Standard" style:list-style-name="L1">
      <style:paragraph-properties fo:text-align="start" style:justify-single-word="false"/>
      <style:text-properties fo:font-size="12pt" fo:font-weight="normal" officeooo:paragraph-rsid="001ee5ff" style:font-size-asian="10.5pt" style:font-weight-asian="normal" style:font-size-complex="12pt" style:font-weight-complex="normal"/>
    </style:style>
    <style:style style:name="P7" style:family="paragraph" style:parent-style-name="Standard" style:list-style-name="L1">
      <style:paragraph-properties fo:text-align="start" style:justify-single-word="false"/>
      <style:text-properties fo:font-size="12pt" fo:font-weight="normal" officeooo:paragraph-rsid="00195ad3" style:font-size-asian="10.5pt" style:font-weight-asian="normal" style:font-size-complex="12pt" style:font-weight-complex="normal"/>
    </style:style>
    <style:style style:name="P8" style:family="paragraph" style:parent-style-name="Standard" style:list-style-name="L1">
      <style:paragraph-properties fo:text-align="start" style:justify-single-word="false"/>
      <style:text-properties fo:font-size="12pt" fo:font-weight="normal" officeooo:rsid="00195ad3" officeooo:paragraph-rsid="00195ad3"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officeooo:rsid="000e94a0" officeooo:paragraph-rsid="00151563"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e94a0" officeooo:paragraph-rsid="0015156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e94a0" officeooo:paragraph-rsid="00203311" style:font-size-asian="10.5pt" style:font-weight-asian="normal" style:font-size-complex="12pt" style:font-weight-complex="normal"/>
    </style:style>
    <style:style style:name="T1" style:family="text">
      <style:text-properties officeooo:rsid="0010742d"/>
    </style:style>
    <style:style style:name="T2" style:family="text">
      <style:text-properties officeooo:rsid="001178e6"/>
    </style:style>
    <style:style style:name="T3" style:family="text">
      <style:text-properties officeooo:rsid="00117ccd"/>
    </style:style>
    <style:style style:name="T4" style:family="text">
      <style:text-properties fo:font-weight="bold" officeooo:rsid="00117ccd" style:font-weight-asian="bold" style:font-weight-complex="bold"/>
    </style:style>
    <style:style style:name="T5" style:family="text">
      <style:text-properties officeooo:rsid="0013d189"/>
    </style:style>
    <style:style style:name="T6" style:family="text">
      <style:text-properties officeooo:rsid="00166a97"/>
    </style:style>
    <style:style style:name="T7" style:family="text">
      <style:text-properties officeooo:rsid="001764ec"/>
    </style:style>
    <style:style style:name="T8" style:family="text">
      <style:text-properties officeooo:rsid="00195ad3"/>
    </style:style>
    <style:style style:name="T9" style:family="text">
      <style:text-properties officeooo:rsid="001bbaf8"/>
    </style:style>
    <style:style style:name="T10" style:family="text">
      <style:text-properties officeooo:rsid="001bc1b9"/>
    </style:style>
    <style:style style:name="T11" style:family="text">
      <style:text-properties officeooo:rsid="001d6553"/>
    </style:style>
    <style:style style:name="T12" style:family="text">
      <style:text-properties officeooo:rsid="001ee5ff"/>
    </style:style>
    <style:style style:name="T13" style:family="text">
      <style:text-properties officeooo:rsid="001f12c4"/>
    </style:style>
    <style:style style:name="T14" style:family="text">
      <style:text-properties officeooo:rsid="00203311"/>
    </style:style>
    <style:style style:name="T15" style:family="text">
      <style:text-properties officeooo:rsid="002204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ecidability</text:p>
      <text:p text:style-name="P2"/>
      <text:list xml:id="list420056437" text:style-name="L1">
        <text:list-item>
          <text:p text:style-name="P3">Decidability intuitively deals with <text:span text:style-name="T2">determining </text:span>whether a<text:span text:style-name="T3">n algorithm </text:span><text:span text:style-name="T4">exists</text:span><text:span text:style-name="T3"> to solve a</text:span> <text:span text:style-name="T1">computation</text:span><text:span text:style-name="T6">al</text:span><text:span text:style-name="T1"> problem.</text:span></text:p>
        </text:list-item>
        <text:list-item>
          <text:p text:style-name="P4"><text:span text:style-name="T5">Particularly, </text:span><text:span text:style-name="T9">consider </text:span><text:span text:style-name="T5">computational problem</text:span><text:span text:style-name="T7">s</text:span><text:span text:style-name="T5"> </text:span><text:span text:style-name="T9">which pose</text:span><text:span text:style-name="T5"> </text:span><text:span text:style-name="T10">a </text:span><text:span text:style-name="T5">'yes' or 'no' </text:span><text:span text:style-name="T10">type </text:span><text:span text:style-name="T13">of </text:span><text:span text:style-name="T9">question. The decidability of these problems </text:span><text:span text:style-name="T10">is determined as follows</text:span></text:p>
          <text:list>
            <text:list-item>
              <text:p text:style-name="P5"><text:span text:style-name="T10">These computational problems are represented as languages. </text:span><text:span text:style-name="T11">Doing so is convenient </text:span><text:span text:style-name="T12">as we have the terminology for dealing with languages.</text:span></text:p>
            </text:list-item>
            <text:list-item>
              <text:p text:style-name="P6"><text:span text:style-name="T12">Now, d</text:span><text:span text:style-name="T7">eciding on the membership question of the</text:span><text:span text:style-name="T8">se</text:span><text:span text:style-name="T7"> languages also settles the decidability of the associated computational problem.</text:span></text:p>
            </text:list-item>
          </text:list>
        </text:list-item>
        <text:list-item>
          <text:p text:style-name="P7"><text:span text:style-name="T8">The membership question of the languages </text:span><text:span text:style-name="T13">itself </text:span><text:span text:style-name="T8">is settled with the help of the church-Turing thesis, by attempting to construct a Turing machine which decides the language.</text:span></text:p>
        </text:list-item>
        <text:list-item>
          <text:p text:style-name="P8">The Church-Turing thesis asserts that anything that can be computed in any meaningful sense of the term can be computed by a Turing machine.</text:p>
        </text:list-item>
        <text:list-item>
          <text:p text:style-name="P9">The lack of intuition in seeing all problems as membership questions w.r.t. a particular language is because typical solutions to problems seem to do more than just answer the membership questions. However from the viewpoint of complexity theory the membership question is the core of any problem.</text:p>
        </text:list-item>
      </text:list>
      <text:p text:style-name="P10"/>
      <text:p text:style-name="P10"/>
      <text:p text:style-name="P11"><text:span text:style-name="T14">Turing machine = Algorithm </text:span><text:span text:style-name="T15">= program</text:span></text:p>
      <text:p text:style-name="P11"><text:span text:style-name="T14">Input to TM = A particular problem instance </text:span><text:span text:style-name="T15">= input to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8-15T16:02:17</meta:creation-date>
    <dc:date>2013-03-12T02:15:30</dc:date>
    <dc:creator>Kempa </dc:creator>
    <meta:editing-duration>PT18H43M45S</meta:editing-duration>
    <meta:editing-cycles>22</meta:editing-cycles>
    <meta:generator>LibreOffice/3.6$Linux_x86 LibreOffice_project/360m1$Build-2</meta:generator>
    <meta:document-statistic meta:table-count="0" meta:image-count="0" meta:object-count="0" meta:page-count="1" meta:paragraph-count="10" meta:word-count="198" meta:character-count="1254" meta:non-whitespace-character-count="1073"/>
  </office:meta>
</office:document-meta>
</file>